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office:version="1.2">
  <office:scripts/>
  <office:font-face-decls>
    <style:font-face style:name="Lucida Sans1" svg:font-family="'Lucida Sans'"/>
    <style:font-face style:name="Andale Sans UI" svg:font-family="'Andale Sans UI'" style:font-pitch="variable"/>
    <style:font-face style:name="Lucida Sans" svg:font-family="'Lucida Sans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/>
    <style:style style:name="P3" style:family="paragraph">
      <style:paragraph-properties fo:text-align="start"/>
      <style:text-properties style:text-line-through-style="none" fo:font-style="normal" style:text-underline-style="none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TESTTOOL.TT_Form1" form:command="TT_Forms" form:datasource="TT_FormFilter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RL" office:value-type="string" office:string-value="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fixed-text form:name="LabelField1" form:control-implementation="ooo:com.sun.star.form.component.FixedText" form:id="control1" form:label="text" form:for="control2"/>
          <form:text form:name="text" form:control-implementation="ooo:com.sun.star.form.component.TextField" form:id="control2" form:tab-index="2" form:max-length="50" form:data-field="Value1" form:convert-empty-to-null="true">
            <form:properties>
              <form:property form:property-name="DefaultControl" office:value-type="string" office:string-value="stardiv.one.form.control.Edit"/>
            </form:properties>
          </form:text>
          <form:fixed-text form:name="LabelField2" form:control-implementation="ooo:com.sun.star.form.component.FixedText" form:id="control3" form:label="ID" form:for="control4"/>
          <form:formatted-text form:name="ID" form:control-implementation="ooo:com.sun.star.form.component.NumericField" form:id="control4" form:tab-index="1" form:data-field="id" form:validation="true" form:min-value="-2147483648" form:max-value="2147483647">
            <form:properties>
              <form:property form:property-name="DecimalAccuracy" office:value-type="float" office:value="0"/>
              <form:property form:property-name="DefaultControl" office:value-type="string" office:string-value="stardiv.one.form.control.Numeric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1" draw:style-name="gr1"><draw:control draw:text-style-name="P1" svg:width="3.5cm" svg:height="0.5cm" svg:x="3.614cm" svg:y="2.161cm" draw:control="control1"/><draw:control draw:text-style-name="P3" svg:width="4.001cm" svg:height="0.5cm" svg:x="7.114cm" svg:y="2.161cm" draw:control="control2"/></draw:g><draw:g text:anchor-type="paragraph" draw:z-index="0" draw:style-name="gr1"><draw:control draw:text-style-name="P1" svg:width="3.5cm" svg:height="0.5cm" svg:x="3.614cm" svg:y="1.207cm" draw:control="control3"/><draw:control draw:text-style-name="P2" svg:width="4.001cm" svg:height="0.5cm" svg:x="7.14cm" svg:y="1.233cm" draw:control="control4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office:version="1.2">
  <office:font-face-decls>
    <style:font-face style:name="Lucida Sans1" svg:font-family="'Lucida Sans'"/>
    <style:font-face style:name="Andale Sans UI" svg:font-family="'Andale Sans UI'" style:font-pitch="variable"/>
    <style:font-face style:name="Lucida Sans" svg:font-family="'Lucida Sans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zxx" style:country-asian="none" style:font-name-complex="Lucid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 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>
        <style:list-level-properties text:list-level-position-and-space-mode="label-width-and-position"/>
      </text:outline-level-style>
      <text:outline-level-style text:level="2" style:num-format="">
        <style:list-level-properties text:list-level-position-and-space-mode="label-width-and-position"/>
      </text:outline-level-style>
      <text:outline-level-style text:level="3" style:num-format="">
        <style:list-level-properties text:list-level-position-and-space-mode="label-width-and-position"/>
      </text:outline-level-style>
      <text:outline-level-style text:level="4" style:num-format="">
        <style:list-level-properties text:list-level-position-and-space-mode="label-width-and-position"/>
      </text:outline-level-style>
      <text:outline-level-style text:level="5" style:num-format="">
        <style:list-level-properties text:list-level-position-and-space-mode="label-width-and-position"/>
      </text:outline-level-style>
      <text:outline-level-style text:level="6" style:num-format="">
        <style:list-level-properties text:list-level-position-and-space-mode="label-width-and-position"/>
      </text:outline-level-style>
      <text:outline-level-style text:level="7" style:num-format="">
        <style:list-level-properties text:list-level-position-and-space-mode="label-width-and-position"/>
      </text:outline-level-style>
      <text:outline-level-style text:level="8" style:num-format="">
        <style:list-level-properties text:list-level-position-and-space-mode="label-width-and-position"/>
      </text:outline-level-style>
      <text:outline-level-style text:level="9" style:num-format="">
        <style:list-level-properties text:list-level-position-and-space-mode="label-width-and-position"/>
      </text:outline-level-style>
      <text:outline-level-style text:level="10" style:num-format="">
        <style:list-level-properties text:list-level-position-and-space-mode="label-width-and-positio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StarOffice/9_Beta$Linux OpenOffice.org_project/300m13$Build-9306$CWS-rptchart02</meta:generator>
    <meta:creation-date>2002-09-30T14:50:53</meta:creation-date>
    <dc:date>2003-03-20T13:24:01</dc:date>
    <dc:language>de-DE</dc:language>
    <meta:editing-cycles>5</meta:editing-cycles>
    <meta:editing-duration>PT16M15S</meta:editing-duration>
    <meta:document-statistic meta:table-count="0" meta:image-count="0" meta:object-count="0" meta:page-count="1" meta:paragraph-count="0" meta:word-count="0" meta:character-count="0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